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d56a2" officeooo:paragraph-rsid="000d56a2"/>
    </style:style>
    <style:style style:name="P2" style:family="paragraph" style:parent-style-name="Standard">
      <style:paragraph-properties fo:text-align="justify" style:justify-single-word="false"/>
      <style:text-properties fo:color="#000000" fo:font-size="15pt" officeooo:rsid="000d56a2" officeooo:paragraph-rsid="000d56a2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fo:color="#000000" fo:font-size="12pt" officeooo:rsid="000d5fa9" officeooo:paragraph-rsid="000d5fa9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fo:font-size="12pt" officeooo:rsid="000d5fee" officeooo:paragraph-rsid="000d5fee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fo:font-size="12pt" officeooo:rsid="000dda47" officeooo:paragraph-rsid="000dda47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fo:font-size="12pt" officeooo:rsid="000e2bba" officeooo:paragraph-rsid="000e2bba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fo:font-size="12pt" officeooo:rsid="000dda47" officeooo:paragraph-rsid="000dda47" fo:background-color="#ffff00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fo:font-size="12pt" officeooo:rsid="000d5fee" officeooo:paragraph-rsid="000d5fee" fo:background-color="#ffff00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fo:font-size="12pt" officeooo:rsid="000d5fa9" officeooo:paragraph-rsid="000d5fa9" fo:background-color="#ffff00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fo:font-size="12pt" officeooo:rsid="000d56a2" officeooo:paragraph-rsid="000d56a2" fo:background-color="#ffff00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officeooo:rsid="000fbe55" officeooo:paragraph-rsid="000fbe55" fo:background-color="#ffff00"/>
    </style:style>
    <style:style style:name="P12" style:family="paragraph" style:parent-style-name="Standard" style:list-style-name="L1">
      <style:paragraph-properties fo:text-align="justify" style:justify-single-word="false"/>
      <style:text-properties officeooo:paragraph-rsid="000e2bba"/>
    </style:style>
    <style:style style:name="P13" style:family="paragraph" style:parent-style-name="Standard">
      <style:paragraph-properties fo:text-align="justify" style:justify-single-word="false"/>
      <style:text-properties officeooo:paragraph-rsid="000e2bba"/>
    </style:style>
    <style:style style:name="P14" style:family="paragraph" style:parent-style-name="Standard">
      <style:paragraph-properties fo:text-align="justify" style:justify-single-word="false"/>
      <style:text-properties officeooo:rsid="000e4b16" officeooo:paragraph-rsid="000e4b16"/>
    </style:style>
    <style:style style:name="P15" style:family="paragraph" style:parent-style-name="Standard" style:list-style-name="L5">
      <style:paragraph-properties fo:text-align="justify" style:justify-single-word="false"/>
      <style:text-properties officeooo:rsid="000e4b16" officeooo:paragraph-rsid="000e4b16"/>
    </style:style>
    <style:style style:name="P16" style:family="paragraph" style:parent-style-name="Standard">
      <style:paragraph-properties fo:text-align="justify" style:justify-single-word="false"/>
      <style:text-properties officeooo:rsid="000fbe55" officeooo:paragraph-rsid="000fbe55"/>
    </style:style>
    <style:style style:name="P17" style:family="paragraph" style:parent-style-name="Standard">
      <style:paragraph-properties fo:text-align="justify" style:justify-single-word="false"/>
      <style:text-properties officeooo:rsid="000fbe55" officeooo:paragraph-rsid="000fbe55" fo:background-color="#ffff00"/>
    </style:style>
    <style:style style:name="P18" style:family="paragraph" style:parent-style-name="Standard">
      <style:paragraph-properties fo:text-align="justify" style:justify-single-word="false"/>
      <style:text-properties officeooo:rsid="000fbe55" officeooo:paragraph-rsid="0010f7df" fo:background-color="#ffff00"/>
    </style:style>
    <style:style style:name="P19" style:family="paragraph" style:parent-style-name="Standard">
      <style:paragraph-properties fo:text-align="justify" style:justify-single-word="false"/>
      <style:text-properties officeooo:rsid="000e4b16" officeooo:paragraph-rsid="000e4b16" fo:background-color="#ffff00"/>
    </style:style>
    <style:style style:name="P20" style:family="paragraph" style:parent-style-name="Standard">
      <style:paragraph-properties fo:text-align="justify" style:justify-single-word="false"/>
      <style:text-properties officeooo:rsid="00127c93" officeooo:paragraph-rsid="00127c93" fo:background-color="#ffff00"/>
    </style:style>
    <style:style style:name="P21" style:family="paragraph" style:parent-style-name="Standard">
      <style:paragraph-properties fo:text-align="justify" style:justify-single-word="false"/>
      <style:text-properties officeooo:rsid="00127c93" officeooo:paragraph-rsid="0017f0ba" fo:background-color="#ffff00"/>
    </style:style>
    <style:style style:name="P22" style:family="paragraph" style:parent-style-name="Standard">
      <style:paragraph-properties fo:text-align="justify" style:justify-single-word="false"/>
      <style:text-properties officeooo:rsid="0017f0ba" officeooo:paragraph-rsid="0017f0ba" fo:background-color="#ffff00"/>
    </style:style>
    <style:style style:name="P23" style:family="paragraph" style:parent-style-name="Standard">
      <style:paragraph-properties fo:text-align="justify" style:justify-single-word="false"/>
      <style:text-properties officeooo:rsid="0017f0ba" officeooo:paragraph-rsid="0010f7df" fo:background-color="#ffff00"/>
    </style:style>
    <style:style style:name="P24" style:family="paragraph" style:parent-style-name="Standard">
      <style:paragraph-properties fo:text-align="justify" style:justify-single-word="false"/>
      <style:text-properties officeooo:rsid="0010f7df" officeooo:paragraph-rsid="0010f7df"/>
    </style:style>
    <style:style style:name="P25" style:family="paragraph" style:parent-style-name="Standard">
      <style:paragraph-properties fo:text-align="justify" style:justify-single-word="false"/>
      <style:text-properties officeooo:rsid="0010f7df" officeooo:paragraph-rsid="00127c93"/>
    </style:style>
    <style:style style:name="P26" style:family="paragraph" style:parent-style-name="Standard">
      <style:paragraph-properties fo:text-align="justify" style:justify-single-word="false"/>
      <style:text-properties officeooo:rsid="0010f7df" officeooo:paragraph-rsid="0010f7df" fo:background-color="#ffaa95"/>
    </style:style>
    <style:style style:name="P27" style:family="paragraph" style:parent-style-name="Standard">
      <style:paragraph-properties fo:text-align="justify" style:justify-single-word="false"/>
      <style:text-properties officeooo:rsid="00127c93" officeooo:paragraph-rsid="0010f7df" fo:background-color="#ffaa95"/>
    </style:style>
    <style:style style:name="P28" style:family="paragraph" style:parent-style-name="Standard">
      <style:paragraph-properties fo:text-align="justify" style:justify-single-word="false"/>
      <style:text-properties officeooo:rsid="0016ecd2" officeooo:paragraph-rsid="0016ecd2" fo:background-color="#ffaa95"/>
    </style:style>
    <style:style style:name="P29" style:family="paragraph" style:parent-style-name="Standard">
      <style:paragraph-properties fo:text-align="justify" style:justify-single-word="false"/>
      <style:text-properties officeooo:rsid="001a1de2" officeooo:paragraph-rsid="001a1de2" fo:background-color="#ffaa95"/>
    </style:style>
    <style:style style:name="P30" style:family="paragraph" style:parent-style-name="Standard">
      <style:paragraph-properties fo:text-align="justify" style:justify-single-word="false"/>
      <style:text-properties officeooo:rsid="0010f7df" officeooo:paragraph-rsid="0010f7df" fo:background-color="#f10d0c"/>
    </style:style>
    <style:style style:name="P31" style:family="paragraph" style:parent-style-name="Standard">
      <style:paragraph-properties fo:text-align="justify" style:justify-single-word="false"/>
      <style:text-properties officeooo:rsid="00127c93" officeooo:paragraph-rsid="00127c93"/>
    </style:style>
    <style:style style:name="P32" style:family="paragraph" style:parent-style-name="Standard">
      <style:paragraph-properties fo:text-align="justify" style:justify-single-word="false"/>
      <style:text-properties fo:font-style="italic" officeooo:rsid="00127c93" officeooo:paragraph-rsid="00127c93" style:font-style-asian="italic" style:font-style-complex="italic"/>
    </style:style>
    <style:style style:name="P33" style:family="paragraph" style:parent-style-name="Standard">
      <style:paragraph-properties fo:text-align="justify" style:justify-single-word="false"/>
      <style:text-properties fo:font-style="italic" officeooo:rsid="00127c93" officeooo:paragraph-rsid="00132c08" style:font-style-asian="italic" style:font-style-complex="italic"/>
    </style:style>
    <style:style style:name="P34" style:family="paragraph" style:parent-style-name="Standard">
      <style:paragraph-properties fo:text-align="justify" style:justify-single-word="false"/>
      <style:text-properties fo:font-style="italic" officeooo:rsid="0015226c" officeooo:paragraph-rsid="0015226c" style:font-style-asian="italic" style:font-style-complex="italic"/>
    </style:style>
    <style:style style:name="P35" style:family="paragraph" style:parent-style-name="Standard">
      <style:paragraph-properties fo:text-align="justify" style:justify-single-word="false"/>
      <style:text-properties fo:font-style="italic" officeooo:rsid="0015943b" officeooo:paragraph-rsid="0015943b" style:font-style-asian="italic" style:font-style-complex="italic"/>
    </style:style>
    <style:style style:name="P36" style:family="paragraph" style:parent-style-name="Standard">
      <style:paragraph-properties fo:text-align="justify" style:justify-single-word="false"/>
      <style:text-properties fo:font-style="italic" officeooo:rsid="0016ecd2" officeooo:paragraph-rsid="0016ecd2" style:font-style-asian="italic" style:font-style-complex="italic"/>
    </style:style>
    <style:style style:name="P37" style:family="paragraph" style:parent-style-name="Standard">
      <style:paragraph-properties fo:text-align="justify" style:justify-single-word="false"/>
      <style:text-properties fo:font-style="italic" officeooo:rsid="0015943b" officeooo:paragraph-rsid="0015943b" fo:background-color="#ffff00" style:font-style-asian="italic" style:font-style-complex="italic"/>
    </style:style>
    <style:style style:name="P38" style:family="paragraph" style:parent-style-name="Standard">
      <style:paragraph-properties fo:text-align="justify" style:justify-single-word="false"/>
      <style:text-properties officeooo:rsid="0016ecd2" officeooo:paragraph-rsid="0016ecd2"/>
    </style:style>
    <style:style style:name="P39" style:family="paragraph" style:parent-style-name="Standard">
      <style:paragraph-properties fo:text-align="justify" style:justify-single-word="false"/>
      <style:text-properties officeooo:rsid="0017f0ba" officeooo:paragraph-rsid="0017f0ba"/>
    </style:style>
    <style:style style:name="P40" style:family="paragraph" style:parent-style-name="Standard" style:list-style-name="L6">
      <style:paragraph-properties fo:text-align="justify" style:justify-single-word="false"/>
      <style:text-properties officeooo:rsid="0017f0ba" officeooo:paragraph-rsid="0017f0ba"/>
    </style:style>
    <style:style style:name="P41" style:family="paragraph" style:parent-style-name="Standard">
      <style:paragraph-properties fo:text-align="justify" style:justify-single-word="false"/>
      <style:text-properties officeooo:rsid="00198680" officeooo:paragraph-rsid="00198680"/>
    </style:style>
    <style:style style:name="P42" style:family="paragraph" style:parent-style-name="Standard">
      <style:paragraph-properties fo:text-align="justify" style:justify-single-word="false"/>
      <style:text-properties officeooo:rsid="001a1de2" officeooo:paragraph-rsid="001a1de2"/>
    </style:style>
    <style:style style:name="P43" style:family="paragraph" style:parent-style-name="Standard">
      <style:paragraph-properties fo:text-align="justify" style:justify-single-word="false"/>
      <style:text-properties officeooo:rsid="001a1de2" officeooo:paragraph-rsid="001bde1c"/>
    </style:style>
    <style:style style:name="P44" style:family="paragraph" style:parent-style-name="Standard">
      <style:paragraph-properties fo:text-align="justify" style:justify-single-word="false"/>
      <style:text-properties officeooo:rsid="001bde1c" officeooo:paragraph-rsid="001bde1c"/>
    </style:style>
    <style:style style:name="P45" style:family="paragraph" style:parent-style-name="Standard">
      <style:paragraph-properties fo:text-align="justify" style:justify-single-word="false"/>
      <style:text-properties officeooo:rsid="001bde1c" officeooo:paragraph-rsid="001dd363"/>
    </style:style>
    <style:style style:name="P46" style:family="paragraph" style:parent-style-name="Standard">
      <style:paragraph-properties fo:text-align="justify" style:justify-single-word="false"/>
      <style:text-properties officeooo:rsid="001dd363" officeooo:paragraph-rsid="001dd363"/>
    </style:style>
    <style:style style:name="P4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a1de2" officeooo:paragraph-rsid="001a1de2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bde1c" officeooo:paragraph-rsid="001bde1c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dd363" officeooo:paragraph-rsid="001dd363" style:font-weight-asian="bold" style:font-weight-complex="bold"/>
    </style:style>
    <style:style style:name="T1" style:family="text">
      <style:text-properties fo:color="#c9211e" fo:font-size="24pt" style:font-size-asian="24pt" style:font-size-complex="24pt"/>
    </style:style>
    <style:style style:name="T2" style:family="text">
      <style:text-properties officeooo:rsid="000d5fa9"/>
    </style:style>
    <style:style style:name="T3" style:family="text">
      <style:text-properties fo:color="#000000" fo:font-size="12pt" style:font-size-asian="10.5pt" style:font-size-complex="12pt"/>
    </style:style>
    <style:style style:name="T4" style:family="text">
      <style:text-properties fo:color="#000000" fo:font-size="12pt" officeooo:rsid="000e2bba" style:font-size-asian="10.5pt" style:font-size-complex="12pt"/>
    </style:style>
    <style:style style:name="T5" style:family="text">
      <style:text-properties fo:color="#000000" fo:font-size="12pt" officeooo:rsid="001124d1" style:font-size-asian="10.5pt" style:font-size-complex="12pt"/>
    </style:style>
    <style:style style:name="T6" style:family="text">
      <style:text-properties fo:color="#000000" fo:font-size="12pt" fo:font-style="normal" style:font-size-asian="10.5pt" style:font-style-asian="normal" style:font-size-complex="12pt" style:font-style-complex="normal"/>
    </style:style>
    <style:style style:name="T7" style:family="text">
      <style:text-properties fo:color="#000000" fo:font-size="12pt" fo:font-style="normal" officeooo:rsid="00132c08" style:font-size-asian="10.5pt" style:font-style-asian="normal" style:font-size-complex="12pt" style:font-style-complex="normal"/>
    </style:style>
    <style:style style:name="T8" style:family="text">
      <style:text-properties fo:color="#000000" fo:font-size="12pt" fo:font-style="normal" officeooo:rsid="0015943b" style:font-size-asian="10.5pt" style:font-style-asian="normal" style:font-size-complex="12pt" style:font-style-complex="normal"/>
    </style:style>
    <style:style style:name="T9" style:family="text">
      <style:text-properties fo:color="#000000" fo:font-size="12pt" fo:font-style="normal" officeooo:rsid="00198680" style:font-size-asian="10.5pt" style:font-style-asian="normal" style:font-size-complex="12pt" style:font-style-complex="normal"/>
    </style:style>
    <style:style style:name="T10" style:family="text">
      <style:text-properties fo:color="#000000" fo:font-size="12pt" fo:font-style="normal" officeooo:rsid="001a1de2" style:font-size-asian="10.5pt" style:font-style-asian="normal" style:font-size-complex="12pt" style:font-style-complex="normal"/>
    </style:style>
    <style:style style:name="T11" style:family="text">
      <style:text-properties fo:color="#000000" fo:font-size="12pt" fo:font-style="normal" officeooo:rsid="001bde1c" style:font-size-asian="10.5pt" style:font-style-asian="normal" style:font-size-complex="12pt" style:font-style-complex="normal"/>
    </style:style>
    <style:style style:name="T12" style:family="text">
      <style:text-properties fo:color="#000000" fo:font-size="12pt" fo:font-style="normal" officeooo:rsid="001dd363" style:font-size-asian="10.5pt" style:font-style-asian="normal" style:font-size-complex="12pt" style:font-style-complex="normal"/>
    </style:style>
    <style:style style:name="T13" style:family="text">
      <style:text-properties fo:color="#000000" fo:font-size="12pt" fo:font-style="normal" officeooo:rsid="00132c08" fo:background-color="#ffff00" loext:char-shading-value="0" style:font-size-asian="10.5pt" style:font-style-asian="normal" style:font-size-complex="12pt" style:font-style-complex="normal"/>
    </style:style>
    <style:style style:name="T14" style:family="text">
      <style:text-properties fo:color="#000000" fo:font-size="12pt" fo:font-style="normal" fo:background-color="#ffff00" loext:char-shading-value="0" style:font-size-asian="10.5pt" style:font-style-asian="normal" style:font-size-complex="12pt" style:font-style-complex="normal"/>
    </style:style>
    <style:style style:name="T15" style:family="text">
      <style:text-properties fo:color="#000000" fo:font-size="12pt" fo:font-style="normal" style:text-underline-style="solid" style:text-underline-width="auto" style:text-underline-color="font-color" style:font-size-asian="10.5pt" style:font-style-asian="normal" style:font-size-complex="12pt" style:font-style-complex="normal"/>
    </style:style>
    <style:style style:name="T16" style:family="text">
      <style:text-properties fo:color="#000000"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000000" fo:font-size="12pt" fo:font-style="italic" style:font-size-asian="10.5pt" style:font-style-asian="italic" style:font-size-complex="12pt" style:font-style-complex="italic"/>
    </style:style>
    <style:style style:name="T18" style:family="text">
      <style:text-properties fo:font-variant="normal" fo:text-transform="none" fo:color="#000000" fo:font-size="12pt" fo:letter-spacing="normal" style:font-size-asian="10.5pt" style:font-size-complex="12pt"/>
    </style:style>
    <style:style style:name="T19" style:family="text">
      <style:text-properties fo:font-variant="normal" fo:text-transform="none" fo:color="#000000" style:font-name="Consolas" fo:font-size="11.25pt" fo:letter-spacing="normal" fo:font-style="normal" fo:font-weight="normal" style:font-size-asian="10.5pt" style:font-size-complex="12pt"/>
    </style:style>
    <style:style style:name="T20" style:family="text">
      <style:text-properties fo:font-variant="normal" fo:text-transform="none" fo:color="#a52a2a" style:font-name="Consolas" fo:font-size="11.25pt" fo:letter-spacing="normal" fo:font-style="normal" fo:font-weight="normal" style:font-size-asian="10.5pt" style:font-size-complex="12pt"/>
    </style:style>
    <style:style style:name="T21" style:family="text">
      <style:text-properties fo:font-variant="normal" fo:text-transform="none" fo:color="#0000cd" style:font-name="Consolas" fo:font-size="11.25pt" fo:letter-spacing="normal" fo:font-style="normal" fo:font-weight="normal" style:font-size-asian="10.5pt" style:font-size-complex="12pt"/>
    </style:style>
    <style:style style:name="T22" style:family="text">
      <style:text-properties fo:font-size="12pt" style:font-size-asian="10.5pt" style:font-size-complex="12pt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7"/><text:span text:style-name="T1">Xpath</text:span></text:p>
      <text:p text:style-name="P10"/>
      <text:p text:style-name="P10"/>
      <text:p text:style-name="P10">What is X<text:span text:style-name="T2">ML </text:span></text:p>
      <text:p text:style-name="P2"/>
      <text:p text:style-name="P3">XML stands for eXtensible Markup Language . </text:p>
      <text:p text:style-name="P3">It was designed to store and transport data .</text:p>
      <text:p text:style-name="P3">It is a software and hardware independent tool for storing and transporting data.</text:p>
      <text:p text:style-name="P4">It is a W3C Recommendation.</text:p>
      <text:p text:style-name="P3"/>
      <text:p text:style-name="P9">Why XML ? </text:p>
      <text:p text:style-name="P3"/>
      <text:p text:style-name="P3">It is often used for distributing data over the internet </text:p>
      <text:p text:style-name="P3"/>
      <text:p text:style-name="P8">XML vs HTML ?</text:p>
      <text:p text:style-name="P4"/>
      <text:p text:style-name="P4">XML was designed to carry data – with focus on what data is.</text:p>
      <text:p text:style-name="P4">XML tags are not predefined like HTML tags are .</text:p>
      <text:p text:style-name="P4">HTML was designed to diaplay data – with focus on how data looks</text:p>
      <text:p text:style-name="P4"/>
      <text:p text:style-name="P7">What is Xpath ?</text:p>
      <text:p text:style-name="P7"/>
      <text:p text:style-name="P5">It can be used to navigate through elements and attributes in an XML document . </text:p>
      <text:p text:style-name="P5"/>
      <text:p text:style-name="P6">Xpath path expressions : Xpath uses path expressions to select nodes in an XML document.</text:p>
      <text:p text:style-name="P6"/>
      <text:p text:style-name="P6">Books</text:p>
      <text:p text:style-name="P6"><text:tab/>book</text:p>
      <text:list xml:id="list1113376678" text:style-name="L1">
        <text:list-item>
          <text:p text:style-name="P12"><text:span text:style-name="T4">Title</text:span></text:p>
        </text:list-item>
        <text:list-item>
          <text:p text:style-name="P12"><text:span text:style-name="T4">Author <text:s/></text:span></text:p>
          <text:list>
            <text:list-item>
              <text:p text:style-name="P12"><text:span text:style-name="T4">firstname</text:span></text:p>
            </text:list-item>
            <text:list-item>
              <text:p text:style-name="P12"><text:span text:style-name="T4">lastname</text:span></text:p>
            </text:list-item>
          </text:list>
        </text:list-item>
      </text:list>
      <text:p text:style-name="P13"><text:span text:style-name="T4"/></text:p>
      <text:p text:style-name="P19"><text:span text:style-name="T4">X</text:span><text:span text:style-name="T3">path Nodes </text:span></text:p>
      <text:p text:style-name="P14"><text:span text:style-name="T3"/></text:p>
      <text:p text:style-name="P14"><text:span text:style-name="T3">there are seven kinds of <text:s/>nodes :</text:span></text:p>
      <text:list xml:id="list3963907939" text:style-name="L5">
        <text:list-item>
          <text:p text:style-name="P15"><text:span text:style-name="T3">element</text:span></text:p>
        </text:list-item>
        <text:list-item>
          <text:p text:style-name="P15"><text:span text:style-name="T3">attribute</text:span></text:p>
        </text:list-item>
        <text:list-item>
          <text:p text:style-name="P15"><text:span text:style-name="T3">text </text:span></text:p>
        </text:list-item>
        <text:list-item>
          <text:p text:style-name="P15"><text:span text:style-name="T3">namespace</text:span></text:p>
        </text:list-item>
        <text:list-item>
          <text:p text:style-name="P15"><text:span text:style-name="T3">processing-instruction</text:span></text:p>
        </text:list-item>
        <text:list-item>
          <text:p text:style-name="P15"><text:span text:style-name="T3">comment</text:span></text:p>
        </text:list-item>
        <text:list-item>
          <text:p text:style-name="P15"><text:span text:style-name="T3">root nodes</text:span></text:p>
        </text:list-item>
      </text:list>
      <text:p text:style-name="P14"><text:span text:style-name="T3"/></text:p>
      <text:p text:style-name="P14"><text:span text:style-name="T3">the topmost element of the tree is called the root element</text:span></text:p>
      <text:p text:style-name="P14"><text:span text:style-name="T3"/></text:p>
      <text:p text:style-name="P16"><text:span text:style-name="T3">&lt;bookstore&gt; (root element node)</text:span></text:p>
      <text:p text:style-name="P16"><text:span text:style-name="T3">&lt;author&gt; J.K.Rowling (element node)</text:span></text:p>
      <text:p text:style-name="P16"><text:span text:style-name="T3">lang=”en” (attribute node)</text:span></text:p>
      <text:p text:style-name="P16"><text:span text:style-name="T3"/></text:p>
      <text:p text:style-name="P16"><text:span text:style-name="T3">Atomi values : nodes with no children or parent. Eg J.K.Rowling , “en”</text:span></text:p>
      <text:p text:style-name="P16"><text:soft-page-break/><text:span text:style-name="T3"/></text:p>
      <text:p text:style-name="P17"><text:span text:style-name="T3">Relationship of Nodes </text:span></text:p>
      <text:p text:style-name="P17"><text:span text:style-name="T3"/></text:p>
      <text:p text:style-name="P16"><text:span text:style-name="T3">Parent : each element and attribute has one parent </text:span></text:p>
      <text:p text:style-name="P16"><text:span text:style-name="T3"/></text:p>
      <text:p text:style-name="P16"><text:span text:style-name="T21">&lt;</text:span><text:span text:style-name="T20">book</text:span><text:span text:style-name="T21">&gt;</text:span><text:span text:style-name="T3"><text:line-break/></text:span><text:span text:style-name="T18">  </text:span><text:span text:style-name="T21">&lt;</text:span><text:span text:style-name="T20">title</text:span><text:span text:style-name="T21">&gt;</text:span><text:span text:style-name="T19">HarryPotter</text:span><text:span text:style-name="T21">&lt;</text:span><text:span text:style-name="T20">/title</text:span><text:span text:style-name="T21">&gt;</text:span><text:span text:style-name="T3"><text:line-break/></text:span><text:span text:style-name="T18">  </text:span><text:span text:style-name="T21">&lt;</text:span><text:span text:style-name="T20">author</text:span><text:span text:style-name="T21">&gt;</text:span><text:span text:style-name="T19">JK.Rowling</text:span><text:span text:style-name="T21">&lt;</text:span><text:span text:style-name="T20">/author</text:span><text:span text:style-name="T21">&gt;</text:span><text:span text:style-name="T3"><text:line-break/></text:span><text:span text:style-name="T18">  </text:span><text:span text:style-name="T21">&lt;</text:span><text:span text:style-name="T20">year</text:span><text:span text:style-name="T21">&gt;</text:span><text:span text:style-name="T19">2005</text:span><text:span text:style-name="T21">&lt;</text:span><text:span text:style-name="T20">/year</text:span><text:span text:style-name="T21">&gt;</text:span><text:span text:style-name="T3"><text:line-break/></text:span><text:span text:style-name="T18">  </text:span><text:span text:style-name="T21">&lt;</text:span><text:span text:style-name="T20">price</text:span><text:span text:style-name="T21">&gt;</text:span><text:span text:style-name="T19">29.99</text:span><text:span text:style-name="T21">&lt;</text:span><text:span text:style-name="T20">/price</text:span><text:span text:style-name="T21">&gt;</text:span><text:span text:style-name="T3"><text:line-break/></text:span><text:span text:style-name="T21">&lt;</text:span><text:span text:style-name="T20">/book</text:span><text:span text:style-name="T21">&gt;</text:span></text:p>
      <text:p text:style-name="P16"><text:span text:style-name="T3"/></text:p>
      <text:p text:style-name="P16"><text:span text:style-name="T3">Children : element nodes have zero,one or more children . Eg title,author,year,price</text:span></text:p>
      <text:p text:style-name="P16"><text:span text:style-name="T3"/></text:p>
      <text:p text:style-name="P16"><text:span text:style-name="T3">Siblings : Nodes that have the same parent</text:span></text:p>
      <text:p text:style-name="P16"><text:span text:style-name="T3"/></text:p>
      <text:p text:style-name="P16"><text:span text:style-name="T3">Ancestors : a node’s parent, parent’s parent ,etc</text:span></text:p>
      <text:p text:style-name="P16"><text:span text:style-name="T3"/></text:p>
      <text:p text:style-name="P16"><text:span text:style-name="T3">Descendants : a node children , children’s children etc.</text:span></text:p>
      <text:p text:style-name="P16"><text:span text:style-name="T3"/></text:p>
      <text:p text:style-name="P18"><text:span text:style-name="T3">Selecting Nodes</text:span></text:p>
      <text:p text:style-name="P18"><text:span text:style-name="T3"/></text:p>
      <text:p text:style-name="P24"><text:span text:style-name="T3">Xpath uses path expression to select nodes in an XML document </text:span></text:p>
      <text:p text:style-name="P24"><text:span text:style-name="T3"/></text:p>
      <text:p text:style-name="P24"><text:span text:style-name="T3"/></text:p>
      <text:p text:style-name="P26"><text:span text:style-name="T3">nodename <text:s text:c="12"/>selects all nodes with the name “nodename”</text:span></text:p>
      <text:p text:style-name="P24"><text:span text:style-name="T3">bookstore <text:s text:c="13"/>selects all nodes with the name “ bookstore”</text:span></text:p>
      <text:p text:style-name="P24"><text:span text:style-name="T3"/></text:p>
      <text:p text:style-name="P26"><text:span text:style-name="T3">/ <text:s text:c="28"/>selects from the root node</text:span></text:p>
      <text:p text:style-name="P24"><text:span text:style-name="T3">/bookstore <text:s text:c="12"/>selects the root element bookstore</text:span></text:p>
      <text:p text:style-name="P24"><text:span text:style-name="T3">bookstore/book <text:s text:c="4"/>selects all book elements that are children of bookstore</text:span></text:p>
      <text:p text:style-name="P24"><text:span text:style-name="T3"/></text:p>
      <text:p text:style-name="P30"><text:span text:style-name="T3">NOTE: If the path starts with a slash(/) it always represents an absolute path to an element</text:span></text:p>
      <text:p text:style-name="P24"><text:span text:style-name="T3"/></text:p>
      <text:p text:style-name="P26"><text:span text:style-name="T3">// <text:s text:c="24"/>selects nodes in the document from the current node that match the selection no <text:tab/><text:tab/><text:tab/>matter where they are</text:span></text:p>
      <text:p text:style-name="P24"><text:span text:style-name="T3">//book <text:s text:c="19"/>selects all book elements no matter where they are in the document</text:span></text:p>
      <text:p text:style-name="P24"><text:span text:style-name="T3">bookstor//book <text:s text:c="5"/>selects all book elements that are descendant of the bookstore element , no matter <text:tab/><text:tab/><text:tab/>where they are under the bookstore element</text:span></text:p>
      <text:p text:style-name="P24"><text:span text:style-name="T3"/></text:p>
      <text:p text:style-name="P25"><text:span text:style-name="T3"/></text:p>
      <text:p text:style-name="P26"><text:span text:style-name="T3">. <text:s text:c="29"/>selects the current node</text:span></text:p>
      <text:p text:style-name="P26"><text:span text:style-name="T3">.. <text:s text:c="28"/>sel</text:span><text:span text:style-name="T5">e</text:span><text:span text:style-name="T3">cts the parent of the current node</text:span></text:p>
      <text:p text:style-name="P26"><text:span text:style-name="T3">@ <text:s text:c="26"/>s</text:span><text:span text:style-name="T5">e</text:span><text:span text:style-name="T3">lects attributes</text:span></text:p>
      <text:p text:style-name="P27"><text:span text:style-name="T3"/></text:p>
      <text:p text:style-name="P31"><text:span text:style-name="T3"/></text:p>
      <text:p text:style-name="P31"><text:span text:style-name="T3"/></text:p>
      <text:p text:style-name="P20"><text:span text:style-name="T3">Predicates :</text:span></text:p>
      <text:p text:style-name="P31"><text:span text:style-name="T3"/></text:p>
      <text:p text:style-name="P31"><text:span text:style-name="T3">It is used to find a specific node or anode that contains a specific value. </text:span></text:p>
      <text:p text:style-name="P31"><text:span text:style-name="T3">It is always embedded in [ ] BRACKETS </text:span></text:p>
      <text:p text:style-name="P31"><text:span text:style-name="T3"/></text:p>
      <text:p text:style-name="P31"><text:soft-page-break/><text:span text:style-name="T3"/></text:p>
      <text:p text:style-name="P32"><text:span text:style-name="T3">/bookstore</text:span><text:span text:style-name="T6">/book[1] <text:s text:c="7"/>selects the first book element that is the child of the bokstore element.</text:span></text:p>
      <text:p text:style-name="P32"><text:span text:style-name="T6"/></text:p>
      <text:p text:style-name="P32"><text:span text:style-name="T3">/bookstore</text:span><text:span text:style-name="T6">/book[last()] <text:s text:c="2"/>selects the last book element that is the child of the bookstore element</text:span></text:p>
      <text:p text:style-name="P32"><text:span text:style-name="T6"/></text:p>
      <text:p text:style-name="P32"><text:span text:style-name="T6">/bookstore/book[last()-1] <text:s text:c="2"/>selects the last but one book element that is the child of the bookstore element</text:span></text:p>
      <text:p text:style-name="P32"><text:span text:style-name="T6"/></text:p>
      <text:p text:style-name="P32"><text:span text:style-name="T6">/bookstore/book[position()&lt;3] <text:s/></text:span><text:span text:style-name="T7">selects the first two book elements that are children of the bookstore <text:s text:c="21"/><text:tab/><text:tab/><text:tab/><text:tab/> <text:s text:c="5"/>element </text:span><text:span text:style-name="T6"><text:s/></text:span></text:p>
      <text:p text:style-name="P32"><text:span text:style-name="T6"/></text:p>
      <text:p text:style-name="P32"><text:span text:style-name="T6">//</text:span><text:span text:style-name="T7">title[@lang] <text:s text:c="3"/>selects all the title elements that have an attribute named lang </text:span></text:p>
      <text:p text:style-name="P32"><text:span text:style-name="T7"/></text:p>
      <text:p text:style-name="P33"><text:span text:style-name="T7">//title[@lang=’en’] <text:s text:c="3"/>selects all the title elements that have <text:s/>a “lang” <text:s/>attribute with a value of <text:s/>“en”</text:span></text:p>
      <text:p text:style-name="P33"><text:span text:style-name="T7"/></text:p>
      <text:p text:style-name="P33"><text:span text:style-name="T7">/bookstore/book[price&gt;35.00] <text:s text:c="3"/>selects all the book elements of the bookstore element that have a <text:tab/><text:tab/><text:tab/><text:tab/> <text:s text:c="5"/>price element with a value greater than 35.00</text:span></text:p>
      <text:p text:style-name="P33"><text:span text:style-name="T7"/></text:p>
      <text:p text:style-name="P34"><text:span text:style-name="T13">S</text:span><text:span text:style-name="T14">electing Unknown Nodes</text:span><text:span text:style-name="T6"> </text:span></text:p>
      <text:p text:style-name="P34"><text:span text:style-name="T6"/></text:p>
      <text:p text:style-name="P34"><text:span text:style-name="T6">Xpath wildcard canbe used to selct unknown XML nodes.</text:span></text:p>
      <text:p text:style-name="P34"><text:span text:style-name="T6"/></text:p>
      <text:p text:style-name="P34"><text:span text:style-name="T6">Wildcard <text:s text:c="27"/>Description</text:span></text:p>
      <text:p text:style-name="P34"><text:span text:style-name="T6">* <text:s text:c="40"/>matches any elemnet node</text:span></text:p>
      <text:p text:style-name="P34"><text:span text:style-name="T6">@* <text:s text:c="36"/>matches any attribute node</text:span></text:p>
      <text:p text:style-name="P34"><text:span text:style-name="T6">node() <text:s text:c="31"/>matches any node of any kind</text:span></text:p>
      <text:p text:style-name="P34"><text:span text:style-name="T6"/></text:p>
      <text:p text:style-name="P34"><text:span text:style-name="T6"/></text:p>
      <text:p text:style-name="P34"><text:span text:style-name="T6">/</text:span><text:span text:style-name="T8">bookstore/* <text:s text:c="10"/>selects all the child elements nodes of the bookstor element</text:span></text:p>
      <text:p text:style-name="P34"><text:span text:style-name="T8">//* <text:s text:c="26"/>selcects all elements in the document</text:span></text:p>
      <text:p text:style-name="P34"><text:span text:style-name="T8">//title[@*] <text:s text:c="14"/>selects all title elements which have at least one attribute of any kind</text:span></text:p>
      <text:p text:style-name="P34"><text:span text:style-name="T8"/></text:p>
      <text:p text:style-name="P34"><text:span text:style-name="T8"/></text:p>
      <text:p text:style-name="P36"><text:span text:style-name="T6"/></text:p>
      <text:p text:style-name="P37"><text:span text:style-name="T6">Selecting Several Paths</text:span></text:p>
      <text:p text:style-name="P35"><text:span text:style-name="T6"/></text:p>
      <text:p text:style-name="P36"><text:span text:style-name="T8">b</text:span><text:span text:style-name="T6">y using the | <text:s/>operator in an Xpath expression we can select several paths.</text:span></text:p>
      <text:p text:style-name="P36"><text:span text:style-name="T6"/></text:p>
      <text:p text:style-name="P36"><text:span text:style-name="T6">//book/title | //book/price <text:s text:c="2"/>select all the title AND price elements of all the book elements</text:span></text:p>
      <text:p text:style-name="P36"><text:span text:style-name="T6"/></text:p>
      <text:p text:style-name="P36"><text:span text:style-name="T6">//title | //price <text:s text:c="21"/>select all the title AND price elements in the document.</text:span></text:p>
      <text:p text:style-name="P36"/>
      <text:p text:style-name="P38"><text:span text:style-name="T17">/bookstore</text:span><text:span text:style-name="T6">/book/title | //price <text:s text:c="3"/>selects all the title elements of the book element of the bookstore element <text:s/>AND all the price elements in the document.</text:span></text:p>
      <text:p text:style-name="P38"><text:span text:style-name="T6"/></text:p>
      <text:p text:style-name="P38"><text:span text:style-name="T6"/></text:p>
      <text:p text:style-name="P21"><text:span text:style-name="T3"/></text:p>
      <text:p text:style-name="P22"><text:span text:style-name="T3">XPATH Axes </text:span></text:p>
      <text:p text:style-name="P22"><text:span text:style-name="T6"/></text:p>
      <text:p text:style-name="P38"><text:span text:style-name="T6"/></text:p>
      <text:p text:style-name="P39"><text:span text:style-name="T6">An axis represents a relationship to the context ( current ) node , and is used to locate nodes relative to that node on the tree</text:span></text:p>
      <text:p text:style-name="P39"><text:soft-page-break/><text:span text:style-name="T6"/></text:p>
      <text:p text:style-name="P39"><text:span text:style-name="T6">Axis Name </text:span></text:p>
      <text:list xml:id="list2749185651" text:style-name="L6">
        <text:list-item>
          <text:p text:style-name="P40"><text:span text:style-name="T6">ancestor</text:span></text:p>
        </text:list-item>
        <text:list-item>
          <text:p text:style-name="P40"><text:span text:style-name="T6">ancestor-or-self</text:span></text:p>
        </text:list-item>
        <text:list-item>
          <text:p text:style-name="P40"><text:span text:style-name="T6">attribute</text:span></text:p>
        </text:list-item>
        <text:list-item>
          <text:p text:style-name="P40"><text:span text:style-name="T6">child</text:span></text:p>
        </text:list-item>
        <text:list-item>
          <text:p text:style-name="P40"><text:span text:style-name="T6">descendant</text:span></text:p>
        </text:list-item>
        <text:list-item>
          <text:p text:style-name="P40"><text:span text:style-name="T6">descendant-or-self</text:span></text:p>
        </text:list-item>
        <text:list-item>
          <text:p text:style-name="P40"><text:span text:style-name="T6">following</text:span></text:p>
        </text:list-item>
        <text:list-item>
          <text:p text:style-name="P40"><text:span text:style-name="T6">following-sibling</text:span></text:p>
        </text:list-item>
        <text:list-item>
          <text:p text:style-name="P40"><text:span text:style-name="T6">namespce</text:span></text:p>
        </text:list-item>
        <text:list-item>
          <text:p text:style-name="P40"><text:span text:style-name="T6">parent</text:span></text:p>
        </text:list-item>
        <text:list-item>
          <text:p text:style-name="P40"><text:span text:style-name="T6">preceding</text:span></text:p>
        </text:list-item>
        <text:list-item>
          <text:p text:style-name="P40"><text:span text:style-name="T6">preceding-sibling</text:span></text:p>
        </text:list-item>
        <text:list-item>
          <text:p text:style-name="P40"><text:span text:style-name="T6">se</text:span><text:span text:style-name="T9">lf </text:span></text:p>
        </text:list-item>
      </text:list>
      <text:p text:style-name="P39"><text:span text:style-name="T9"/></text:p>
      <text:p text:style-name="P41"><text:span text:style-name="T12">Example of Axis Name : </text:span><text:span text:style-name="T6">Current node is “Mammal”</text:span></text:p>
      <text:p text:style-name="P41"><text:span text:style-name="T6"/></text:p>
      <text:p text:style-name="P41"><text:span text:style-name="T15">1.</text:span><text:span text:style-name="T16"> Ancestor</text:span></text:p>
      <text:p text:style-name="P41"><text:span text:style-name="T6">Agenda : to identify the ancestor element from the context node</text:span></text:p>
      <text:p text:style-name="P41"><text:span text:style-name="T6">XPath : //div[@class='Mammal']/ancestor::div</text:span></text:p>
      <text:p text:style-name="P41"><text:span text:style-name="T6"/></text:p>
      <text:p text:style-name="P41"><text:span text:style-name="T6">to identify one element which is the “Animal” class </text:span></text:p>
      <text:p text:style-name="P41"><text:span text:style-name="T6">XPath : //div[@class='Mammal']/ancestor::div[2] </text:span></text:p>
      <text:p text:style-name="P41"><text:span text:style-name="T6">or</text:span></text:p>
      <text:p text:style-name="P41"><text:span text:style-name="T6">XPath : //div[@class='Mammal']/ancestor::div[@class=’Animal’</text:span></text:p>
      <text:p text:style-name="P41"><text:span text:style-name="T10"/></text:p>
      <text:p text:style-name="P47"><text:span text:style-name="T6">2. ancestor-or-self</text:span></text:p>
      <text:p text:style-name="P42"><text:span text:style-name="T6">Agenda : to identify the context node and the ancestor element from the context node </text:span></text:p>
      <text:p text:style-name="P42"><text:span text:style-name="T6">Xpath : //div[@class=’Mammal’]/ancestor-or-self::div</text:span></text:p>
      <text:p text:style-name="P42"><text:span text:style-name="T6"/></text:p>
      <text:p text:style-name="P47"><text:span text:style-name="T6">3. child</text:span></text:p>
      <text:p text:style-name="P42"><text:span text:style-name="T6">Agend : to identify the child of context node “Mammal”</text:span></text:p>
      <text:p text:style-name="P42"><text:span text:style-name="T6">Xpath : //div[@class=’Mammal’]/child::div</text:span></text:p>
      <text:p text:style-name="P42"><text:span text:style-name="T6"/></text:p>
      <text:p text:style-name="P47"><text:span text:style-name="T6">4. descendant</text:span></text:p>
      <text:p text:style-name="P42"><text:span text:style-name="T6">Agenda : to identify the children and grandchildren of the context node (‘Animal’)</text:span></text:p>
      <text:p text:style-name="P42"><text:span text:style-name="T6">Xpath : //div[@class=’Animal’]/descendant::div</text:span></text:p>
      <text:p text:style-name="P42"><text:span text:style-name="T6"/></text:p>
      <text:p text:style-name="P48"><text:span text:style-name="T6">5.Descendant-or-self </text:span></text:p>
      <text:p text:style-name="P44"><text:span text:style-name="T6">Agenda : to identify the elment itself , and its descendants</text:span></text:p>
      <text:p text:style-name="P43"><text:span text:style-name="T6">Xpath : //div[@class=’Animal’]/descendant-</text:span><text:span text:style-name="T11">or-self</text:span><text:span text:style-name="T6">::div</text:span></text:p>
      <text:p text:style-name="P43"><text:span text:style-name="T6"/></text:p>
      <text:p text:style-name="P48"><text:span text:style-name="T6">6. following</text:span></text:p>
      <text:p text:style-name="P44"><text:span text:style-name="T6">Agenda : to find all the nodes that follow th context node </text:span></text:p>
      <text:p text:style-name="P44"><text:span text:style-name="T10">Xpath : //div[@class=’</text:span><text:span text:style-name="T6">Mammal</text:span><text:span text:style-name="T10">’]/</text:span><text:span text:style-name="T6">following</text:span><text:span text:style-name="T10">::div</text:span><text:span text:style-name="T6"> </text:span></text:p>
      <text:p text:style-name="P44"><text:span text:style-name="T6"/></text:p>
      <text:p text:style-name="P48"><text:span text:style-name="T6">7. following-sibling</text:span></text:p>
      <text:p text:style-name="P44"><text:span text:style-name="T6">Agenda : to find all the nodes after <text:s/>the context node </text:span></text:p>
      <text:p text:style-name="P44"><text:span text:style-name="T10">Xpath : //div[@class=’</text:span><text:span text:style-name="T6">Mammal</text:span><text:span text:style-name="T10">’]/</text:span><text:span text:style-name="T6">following-sibling</text:span><text:span text:style-name="T10">::div</text:span><text:span text:style-name="T6"> </text:span></text:p>
      <text:p text:style-name="P44"><text:span text:style-name="T6"/></text:p>
      <text:p text:style-name="P44"><text:span text:style-name="T6"/></text:p>
      <text:p text:style-name="P48"><text:soft-page-break/><text:span text:style-name="T6">8. Preceding</text:span></text:p>
      <text:p text:style-name="P44"><text:span text:style-name="T6">Agenda : take all the nodes that come before the context node</text:span></text:p>
      <text:p text:style-name="P44"><text:span text:style-name="T10">Xpath : //div[@class=’</text:span><text:span text:style-name="T6">Mammal</text:span><text:span text:style-name="T10">’</text:span><text:span text:style-name="T6">]preceding</text:span><text:span text:style-name="T10">::div</text:span><text:span text:style-name="T6"> </text:span></text:p>
      <text:p text:style-name="P44"><text:span text:style-name="T6"/></text:p>
      <text:p text:style-name="P48"><text:span text:style-name="T6">9.Preceding-sibling </text:span></text:p>
      <text:p text:style-name="P44"><text:span text:style-name="T6">Agenda : to find the sibling that shares the same parent as the context node , and that comes before the context node</text:span></text:p>
      <text:p text:style-name="P44"><text:span text:style-name="T10">Xpath : //div[@class=’</text:span><text:span text:style-name="T6">Invertebrate</text:span><text:span text:style-name="T10">’</text:span><text:span text:style-name="T6">]preceding-sibling</text:span><text:span text:style-name="T10">::div</text:span><text:span text:style-name="T6"> </text:span></text:p>
      <text:p text:style-name="P44"><text:span text:style-name="T6"/></text:p>
      <text:p text:style-name="P49"><text:span text:style-name="T6">10.parent </text:span></text:p>
      <text:p text:style-name="P46"><text:span text:style-name="T6">Agenda : to find the parent element of the context <text:s/>node.</text:span></text:p>
      <text:p text:style-name="P45"><text:span text:style-name="T10">Xpath : //div[@class=’</text:span><text:span text:style-name="T6">Mammal</text:span><text:span text:style-name="T10">’</text:span><text:span text:style-name="T6">]p</text:span><text:span text:style-name="T12">arent</text:span><text:span text:style-name="T10">::div</text:span><text:span text:style-name="T6"> </text:span></text:p>
      <text:p text:style-name="P45"><text:span text:style-name="T6"/></text:p>
      <text:p text:style-name="P49"><text:span text:style-name="T6">11.self</text:span></text:p>
      <text:p text:style-name="P46"><text:span text:style-name="T6">Agenda : to find the context node, the self is used</text:span></text:p>
      <text:p text:style-name="P45"><text:span text:style-name="T10">Xpath : //div[@class=’</text:span><text:span text:style-name="T6">Mammal</text:span><text:span text:style-name="T10">’</text:span><text:span text:style-name="T6">]</text:span><text:span text:style-name="T12">self</text:span><text:span text:style-name="T10">::div</text:span><text:span text:style-name="T6"> </text:span></text:p>
      <text:p text:style-name="P44"><text:span text:style-name="T6"/></text:p>
      <text:p text:style-name="P44"><text:span text:style-name="T6"/></text:p>
      <text:p text:style-name="P44"><text:span text:style-name="T6"/></text:p>
      <text:p text:style-name="P41"><text:span text:style-name="T10"/></text:p>
      <text:p text:style-name="P28"/>
      <text:p text:style-name="P27"><text:span text:style-name="T3"/></text:p>
      <text:p text:style-name="P29"/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3"><text:span text:style-name="T3"/></text:p>
      <text:p text:style-name="P22"><text:span text:style-name="T3"/></text:p>
      <text:p text:style-name="P17"><text:span text:style-name="T3"/></text:p>
      <text:p text:style-name="P11"><text:span text:style-name="T2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3T12:13:05.145295157</meta:creation-date>
    <dc:date>2023-01-03T19:22:12.580790607</dc:date>
    <meta:editing-duration>PT9M19S</meta:editing-duration>
    <meta:editing-cycles>1</meta:editing-cycles>
    <meta:document-statistic meta:table-count="0" meta:image-count="0" meta:object-count="0" meta:page-count="5" meta:paragraph-count="134" meta:word-count="922" meta:character-count="6430" meta:non-whitespace-character-count="5067"/>
    <meta:generator>LibreOffice/6.4.7.2$Linux_X86_64 LibreOffice_project/40$Build-2</meta:generator>
  </office:meta>
</office:document-meta>
</file>